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3" style:family="paragraph" style:parent-style-name="Heading_20_2">
      <style:paragraph-properties fo:margin-left="0in" fo:margin-right="0in" fo:widows="1" fo:text-indent="0in" style:auto-text-indent="false"/>
      <style:text-properties fo:font-variant="normal" fo:text-transform="none" fo:color="#000000" style:font-name="Times New Roman1" fo:letter-spacing="normal" fo:font-style="normal"/>
    </style:style>
    <style:style style:name="P4"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5" style:family="paragraph" style:parent-style-name="Heading_20_3">
      <style:text-properties fo:font-variant="normal" fo:text-transform="none" fo:color="#000000" style:font-name="Times New Roman1" fo:letter-spacing="normal" fo:font-style="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7"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9" style:family="paragraph" style:parent-style-name="Preformatted_20_Text">
      <style:paragraph-properties fo:margin-left="0.3937in" fo:margin-right="0.3937in" fo:widows="1" fo:text-indent="0in" style:auto-text-indent="false"/>
    </style:style>
    <style:style style:name="P10"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1"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2"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3" style:family="paragraph" style:parent-style-name="Text_20_body" style:list-style-name="L1">
      <style:paragraph-properties fo:widows="1"/>
    </style:style>
    <style:style style:name="P14" style:family="paragraph" style:parent-style-name="Text_20_body" style:list-style-name="L2">
      <style:paragraph-properties fo:widows="1"/>
    </style:style>
    <style:style style:name="P15" style:family="paragraph" style:parent-style-name="Text_20_body" style:list-style-name="L3">
      <style:paragraph-properties fo:widows="1"/>
    </style:style>
    <style:style style:name="P16"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17" style:family="paragraph" style:parent-style-name="Preformatted_20_Text" style:list-style-name="L2">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Preformatted_20_Text" style:list-style-name="L3">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9" style:family="paragraph" style:parent-style-name="Preformatted_20_Text" style:list-style-name="L3">
      <style:paragraph-properties fo:margin-left="0.3937in" fo:margin-right="0.3937in" fo:widows="1" fo:text-indent="0in" style:auto-text-indent="false"/>
      <style:text-properties fo:font-variant="normal" fo:text-transform="none" fo:color="#000000" fo:letter-spacing="normal"/>
    </style:style>
    <style:style style:name="P20" style:family="paragraph" style:parent-style-name="Preformatted_20_Text" style:list-style-name="L2">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1" style:family="paragraph" style:parent-style-name="Preformatted_20_Text" style:list-style-name="L3">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2" style:family="paragraph" style:parent-style-name="Quotations" style:list-style-name="L3">
      <style:paragraph-properties fo:widows="1"/>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bold"/>
    </style:style>
    <style:style style:name="T3" style:family="text">
      <style:text-properties fo:font-variant="normal" fo:text-transform="none" fo:color="#008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style:font-name="Times New Roman1" fo:font-size="14pt" fo:letter-spacing="normal" fo:font-style="normal" fo:font-weight="bold"/>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weight="bold"/>
    </style:style>
    <style:style style:name="T10" style:family="text">
      <style:text-properties fo:color="#808080" style:font-name="Times New Roman1" fo:font-size="14pt" fo:font-style="normal" fo:font-weight="normal"/>
    </style:style>
    <style:style style:name="T11" style:family="text">
      <style:text-properties fo:color="#0000ff"/>
    </style:style>
    <style:style style:name="T12" style:family="text">
      <style:text-properties fo:color="#0000ff" style:font-name="Times New Roman1" fo:font-size="14pt" fo:font-style="normal"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COS 226 Programming Assignment</text:h>
      <text:h text:style-name="P3" text:outline-level="2">Burrows-Wheeler Data Compression Algorithm</text:h>
      <text:p text:style-name="P1"><text:span text:style-name="Emphasis"><text:span text:style-name="T3">If you want to get an early start on this assignment, we recommend skipping directly to the circular suffix array data type. You can complete this part using only material from Section 5.1 of the textbook and the corresponding lecture.</text:span></text:span></text:p>
      <text:p text:style-name="P1"><text:span text:style-name="T4">Implement the Burrows-Wheeler data compression algorithm. This revolutionary algorithm outcompresses gzip and PKZIP, is relatively easy to implement, and is not protected by any patents. It forms the basis of the Unix compression utililty</text:span><text:a xlink:type="simple" xlink:href="http://www.bzip.org/" text:style-name="Internet_20_link" text:visited-style-name="Visited_20_Internet_20_Link">bzip2</text:a><text:span text:style-name="T4">.</text:span></text:p>
      <text:p text:style-name="P2">The Burrows-Wheeler compression algorithm consists of three algorithmic components, which are applied in succession:</text:p>
      <text:list xml:id="list3310955886617771854" text:style-name="L1">
        <text:list-item>
          <text:p text:style-name="P13"><text:span text:style-name="Emphasis"><text:span text:style-name="T4">Burrows-Wheeler transform.</text:span></text:span><text:span text:style-name="T4">Given a typical English text file, transform it into a text file in which sequences of the same character occur near each other many times.</text:span></text:p>
        </text:list-item>
        <text:list-item>
          <text:p text:style-name="P13"><text:span text:style-name="Emphasis"><text:span text:style-name="T4">Move-to-front encoding.</text:span></text:span><text:span text:style-name="T4">Given a text file in which sequences of the same character occur near each other many times, convert it into a text file in which certain characters appear more frequently than others.</text:span></text:p>
        </text:list-item>
        <text:list-item>
          <text:p text:style-name="P13"><text:span text:style-name="Emphasis"><text:span text:style-name="T4">Huffman compression.</text:span></text:span><text:span text:style-name="T4">Given a text file in which certain characters appear more frequently than others, compress it by encoding freqently occuring characters with short codewords and rare ones with long codewords.</text:span></text:p>
        </text:list-item>
      </text:list>
      <text:p text:style-name="P2">Step 3 is the one that compresses the message: it is particularly effective because Steps 1 and 2 result in a text file in which certain characters appear much more frequently than others. To expand a message, apply the inverse operations in reverse order: first apply the Huffman expansion, then the move-to-front decoding, and finally the inverse Burrows-Wheeler transform. Your task is to implement Burrows-Wheeler and move-to-front components efficiently.</text:p>
      <text:p text:style-name="P1"><text:span text:style-name="T5">Binary input and binary output.</text:span><text:span text:style-name="T4">To enable your programs to work with binary data, you will use the libraries</text:span><text:a xlink:type="simple" xlink:href="http://algs4.cs.princeton.edu/stdlib/BinaryStdIn.java.html" text:style-name="Internet_20_link" text:visited-style-name="Visited_20_Internet_20_Link">BinaryStdIn.java</text:a><text:span text:style-name="T4">and</text:span><text:a xlink:type="simple" xlink:href="http://algs4.cs.princeton.edu/stdlib/BinaryStdOut.java.html" text:style-name="Internet_20_link" text:visited-style-name="Visited_20_Internet_20_Link">BinaryStdOut.java</text:a><text:span text:style-name="T4">described in</text:span><text:span text:style-name="Emphasis"><text:span text:style-name="T4">Algorithms, 4th edition</text:span></text:span><text:span text:style-name="T4">. To display the binary output when debugging, you can use</text:span><text:a xlink:type="simple" xlink:href="http://algs4.cs.princeton.edu/55compression/HexDump.java.html" text:style-name="Internet_20_link" text:visited-style-name="Visited_20_Internet_20_Link">HexDump.java</text:a><text:span text:style-name="T4">, which takes a command-line argument</text:span><text:span text:style-name="Emphasis"><text:span text:style-name="T4">N</text:span></text:span><text:span text:style-name="T4">, reads bytes from standard input and writes them to standard output in hexadecimal,</text:span><text:span text:style-name="Emphasis"><text:span text:style-name="T4">N</text:span></text:span><text:span text:style-name="T4">per line.</text:span></text:p>
      <text:p text:style-name="P6">% <text:span text:style-name="T9">more abra.txt</text:span></text:p>
      <text:p text:style-name="P6">ABRACADABRA!</text:p>
      <text:p text:style-name="P9"/>
      <text:p text:style-name="P6">% <text:span text:style-name="T9">java-algs4 HexDump 16 &lt; abra.txt</text:span></text:p>
      <text:p text:style-name="P6">41 42 52 41 43 41 44 41 42 52 41 21</text:p>
      <text:p text:style-name="P10">96 bits</text:p>
      <text:p text:style-name="P1"><text:soft-page-break/><text:span text:style-name="T4">Note that in ASCII,</text:span><text:span text:style-name="Teletype"><text:span text:style-name="T8">'A'</text:span></text:span><text:span text:style-name="T4">is 41 (hex) and</text:span><text:span text:style-name="Teletype"><text:span text:style-name="T8">'!'</text:span></text:span><text:span text:style-name="T4">is 21 (hex).</text:span></text:p>
      <text:p text:style-name="P1"><text:span text:style-name="T5">Huffman compression and expansion.</text:span><text:a xlink:type="simple" xlink:href="http://algs4.cs.princeton.edu/55compression/Huffman.java.html" text:style-name="Internet_20_link" text:visited-style-name="Visited_20_Internet_20_Link">Huffman.java</text:a><text:span text:style-name="T4">(Program 5.10 in</text:span><text:span text:style-name="Emphasis"><text:span text:style-name="T4">Algorithms, 4th edition</text:span></text:span><text:span text:style-name="T4">) implements the classic Huffman compression and expansion algorithms.</text:span></text:p>
      <text:p text:style-name="P6">% <text:span text:style-name="T9">java-algs4 Huffman - &lt; abra.txt | java-algs4 HexDump 16</text:span></text:p>
      <text:p text:style-name="P6">50 4a 22 43 43 54 a8 40 00 00 01 8f 96 8f 94</text:p>
      <text:p text:style-name="P10">120 bits</text:p>
      <text:p text:style-name="P6">% <text:span text:style-name="T9">java-algs4 Huffman - &lt; abra.txt | java-algs4 Huffman +</text:span></text:p>
      <text:p text:style-name="P10">ABRACADABRA!</text:p>
      <text:p text:style-name="P2">You will not write any code for this step.</text:p>
      <text:p text:style-name="P1"><text:span text:style-name="T5">Move-to-front encoding and decoding.</text:span><text:span text:style-name="T4">The main idea of</text:span><text:span text:style-name="Emphasis"><text:span text:style-name="T4">move-to-front</text:span></text:span><text:span text:style-name="T4">encoding is to maintain an ordered sequence of the characters in the alphabet, and repeatedly read in a character from the input message, print out the position in which that character appears, and move that character to the front of the sequence. As a simple example, if the initial ordering over a 6-character alphabet is</text:span><text:span text:style-name="Teletype"><text:span text:style-name="T4">A B C D E F</text:span></text:span><text:span text:style-name="T4">, and we want to encode the input</text:span><text:span text:style-name="Teletype"><text:span text:style-name="T4">CAAABCCCACCF</text:span></text:span><text:span text:style-name="T4">, then we would update the move-to-front sequences as follows:</text:span></text:p>
      <text:p text:style-name="P6">move-to-front <text:s text:c="3"/>in <text:s text:c="2"/>out</text:p>
      <text:p text:style-name="P6">------------- <text:s text:c="3"/>--- <text:s/>---</text:p>
      <text:p text:style-name="P8"><text:s/><text:span text:style-name="T1">A B C D E F <text:s text:c="5"/>C <text:s text:c="3"/>2 </text:span></text:p>
      <text:p text:style-name="P8"><text:s/><text:span text:style-name="T1">C A B D E F <text:s text:c="5"/>A <text:s text:c="3"/>1</text:span></text:p>
      <text:p text:style-name="P8"><text:s/><text:span text:style-name="T1">A C B D E F <text:s text:c="5"/>A <text:s text:c="3"/>0</text:span></text:p>
      <text:p text:style-name="P8"><text:s/><text:span text:style-name="T1">A C B D E F <text:s text:c="5"/>A <text:s text:c="3"/>0</text:span></text:p>
      <text:p text:style-name="P8"><text:s/><text:span text:style-name="T1">A C B D E F <text:s text:c="5"/>B <text:s text:c="3"/>2</text:span></text:p>
      <text:p text:style-name="P8"><text:s/><text:span text:style-name="T1">B A C D E F <text:s text:c="5"/>C <text:s text:c="3"/>2</text:span></text:p>
      <text:p text:style-name="P8"><text:s/><text:span text:style-name="T1">C B A D E F <text:s text:c="5"/>C <text:s text:c="3"/>0</text:span></text:p>
      <text:p text:style-name="P8"><text:s/><text:span text:style-name="T1">C B A D E F <text:s text:c="5"/>C <text:s text:c="3"/>0</text:span></text:p>
      <text:p text:style-name="P8"><text:s/><text:span text:style-name="T1">C B A D E F <text:s text:c="5"/>A <text:s text:c="3"/>2</text:span></text:p>
      <text:p text:style-name="P8"><text:s/><text:span text:style-name="T1">A C B D E F <text:s text:c="5"/>C <text:s text:c="3"/>1</text:span></text:p>
      <text:p text:style-name="P8"><text:s/><text:span text:style-name="T1">C A B D E F <text:s text:c="5"/>C <text:s text:c="3"/>0</text:span></text:p>
      <text:p text:style-name="P8"><text:s/><text:span text:style-name="T1">C A B D E F <text:s text:c="5"/>F <text:s text:c="3"/>5</text:span></text:p>
      <text:p text:style-name="P12"><text:s/><text:span text:style-name="T1">F C A B D E <text:s/></text:span></text:p>
      <text:p text:style-name="P2">If the same character occurs next to each other many times in the input, then many of the output values will be small integers, such as 0, 1, and 2. The extremely high frequency of certain characters makes an ideal scenario for Huffman coding.</text:p>
      <text:list xml:id="list8109365875647395924" text:style-name="L2">
        <text:list-item>
          <text:p text:style-name="P14"><text:span text:style-name="Emphasis"><text:span text:style-name="T4">Move-to-front encoding.</text:span></text:span><text:span text:style-name="T4">Your task is to maintain an ordered sequence of the 256 extended ASCII characters. Initialize the sequence by making the</text:span><text:span text:style-name="Emphasis"><text:span text:style-name="T4">i</text:span></text:span><text:span text:style-name="T4">th character in the sequence equal to the</text:span><text:span text:style-name="Emphasis"><text:span text:style-name="T4">i</text:span></text:span><text:span text:style-name="T4">th extended ASCII character. Now, read in each 8-bit </text:span><text:soft-page-break/><text:span text:style-name="T4">character</text:span><text:span text:style-name="Teletype"><text:span text:style-name="T4">c</text:span></text:span><text:span text:style-name="T4">from standard input one at a time, output the 8-bit index in the sequence where</text:span><text:span text:style-name="Teletype"><text:span text:style-name="T4">c</text:span></text:span><text:span text:style-name="T4">appears, and move</text:span><text:span text:style-name="Teletype"><text:span text:style-name="T4">c</text:span></text:span><text:span text:style-name="T4">to the front.</text:span></text:p>
          <text:p text:style-name="P17">% <text:span text:style-name="T9">java-algs4 MoveToFront - &lt; abra.txt | java-algs4 HexDump 16</text:span></text:p>
          <text:p text:style-name="P17">41 42 52 02 44 01 45 01 04 04 02 26</text:p>
          <text:p text:style-name="P20">96 bits</text:p>
        </text:list-item>
        <text:list-item>
          <text:p text:style-name="P14"><text:span text:style-name="Emphasis"><text:span text:style-name="T4">Move-to-front decoding.</text:span></text:span><text:span text:style-name="T4">Initialize an ordered sequence of 256 characters, where extended ASCII character</text:span><text:span text:style-name="Emphasis"><text:span text:style-name="T4">i</text:span></text:span><text:span text:style-name="T4">appears</text:span><text:span text:style-name="Emphasis"><text:span text:style-name="T4">i</text:span></text:span><text:span text:style-name="T4">th in the sequence. Now, read in each 8-bit character</text:span><text:span text:style-name="Emphasis"><text:span text:style-name="T4">i</text:span></text:span><text:span text:style-name="T4">(but treat it as an integer between 0 and 255) from standard input one at a time, write the</text:span><text:span text:style-name="Emphasis"><text:span text:style-name="T4">i</text:span></text:span><text:span text:style-name="T4">th character in the sequence, and move that character to the front. Check that the decoder recovers any encoded message.</text:span></text:p>
          <text:p text:style-name="P17">% <text:span text:style-name="T9">java-algs4 MoveToFront - &lt; abra.txt | java-algs4 MoveToFront +</text:span></text:p>
          <text:p text:style-name="P20">ABRACADABRA!</text:p>
        </text:list-item>
      </text:list>
      <text:p text:style-name="P1"><text:span text:style-name="T4">Name your program</text:span><text:span text:style-name="Teletype"><text:span text:style-name="T8">MoveToFront.java</text:span></text:span><text:span text:style-name="T4">and organize it using the following API:</text:span></text:p>
      <text:p text:style-name="P7">public class MoveToFront {</text:p>
      <text:p text:style-name="P8"><text:s text:c="4"/><text:span text:style-name="T10">// apply move-to-front encoding, reading from standard input and writing to standard output</text:span></text:p>
      <text:p text:style-name="P8"><text:s text:c="4"/><text:span text:style-name="T2">public static void encode()</text:span></text:p>
      <text:p text:style-name="P9"/>
      <text:p text:style-name="P8"><text:s text:c="4"/><text:span text:style-name="T10">// apply move-to-front decoding, reading from standard input and writing to standard output</text:span></text:p>
      <text:p text:style-name="P8"><text:s text:c="4"/><text:span text:style-name="T2">public static void decode()</text:span></text:p>
      <text:p text:style-name="P9"/>
      <text:p text:style-name="P8"><text:s text:c="4"/><text:span text:style-name="T10">// if args[0] is '-', apply move-to-front encoding</text:span></text:p>
      <text:p text:style-name="P8"><text:s text:c="4"/><text:span text:style-name="T10">// if args[0] is '+', apply move-to-front decoding</text:span></text:p>
      <text:p text:style-name="P8"><text:s text:c="4"/><text:span text:style-name="T2">public static void main(String[] args)</text:span></text:p>
      <text:p text:style-name="P11">}</text:p>
      <text:p text:style-name="P1"><text:span text:style-name="Emphasis"><text:span text:style-name="T6">Performance requirements.</text:span></text:span><text:span text:style-name="T7"> </text:span><text:span text:style-name="T4">The running time of both move-to-front encoding and decoding should be proportional to</text:span><text:span text:style-name="Emphasis"><text:span text:style-name="T6">R N</text:span></text:span><text:span text:style-name="T4">(or better) in the worst case and proportional to</text:span><text:span text:style-name="Emphasis"><text:span text:style-name="T6">N</text:span></text:span><text:span text:style-name="T4">+</text:span><text:span text:style-name="Emphasis"><text:span text:style-name="T6">R</text:span></text:span><text:span text:style-name="T4">(or better) in practice on inputs that arise when compressing typical English text, where</text:span><text:span text:style-name="Emphasis"><text:span text:style-name="T6">N</text:span></text:span><text:span text:style-name="T4">is the number of characters in the input and</text:span><text:span text:style-name="Emphasis"><text:span text:style-name="T6">R</text:span></text:span><text:span text:style-name="T4">is the alphabet size. The amount of memory used by both move-to-front encoding and decoding should be proportional to</text:span><text:span text:style-name="Emphasis"><text:span text:style-name="T6">N</text:span></text:span><text:span text:style-name="T4">+</text:span><text:span text:style-name="Emphasis"><text:span text:style-name="T6">R</text:span></text:span><text:span text:style-name="T4">(or better) in the worst case.</text:span></text:p>
      <text:p text:style-name="P1"><text:span text:style-name="T5">Circular suffix array.</text:span><text:span text:style-name="T4">To efficiently implement the key component in the Burrows-Wheeler transform, you will use a fundamental data structure known as the</text:span><text:span text:style-name="Emphasis"><text:span text:style-name="T4">circular suffix array</text:span></text:span><text:span text:style-name="T4">, which describes the abstraction of a sorted array of the</text:span><text:span text:style-name="Emphasis"><text:span text:style-name="T4">N</text:span></text:span><text:span text:style-name="T4">circular suffixes of a string of length</text:span><text:span text:style-name="Emphasis"><text:span text:style-name="T4">N</text:span></text:span><text:span text:style-name="T4">. As an example, consider the string "</text:span><text:span text:style-name="Teletype"><text:span text:style-name="T4">ABRACADABRA!</text:span></text:span><text:span text:style-name="T4">" of length 12. The table below shows its 12 circular suffixes and the result of sorting them.</text:span></text:p>
      <text:p text:style-name="P8"><text:s/><text:span text:style-name="T1">i <text:s text:c="6"/>Original Suffixes <text:s text:c="10"/>Sorted Suffixes <text:s text:c="8"/>index[i]</text:span></text:p>
      <text:p text:style-name="P6"><text:soft-page-break/>-- <text:s text:c="3"/>----------------------- <text:s text:c="4"/>----------------------- <text:s text:c="3"/>--------</text:p>
      <text:p text:style-name="P8"><text:s/><text:span text:style-name="T1">0 <text:s text:c="3"/>A B R A C A D A B R A ! <text:s text:c="4"/>! A B R A C A D A B R A <text:s text:c="3"/></text:span><text:span text:style-name="T12">11</text:span></text:p>
      <text:p text:style-name="P8"><text:s/><text:span text:style-name="T1">1 <text:s text:c="3"/>B R A C A D A B R A ! A <text:s text:c="4"/>A ! A B R A C A D A B R <text:s text:c="3"/></text:span><text:span text:style-name="T12">10</text:span></text:p>
      <text:p text:style-name="P8"><text:s/><text:span text:style-name="T1">2 <text:s text:c="3"/>R A C A D A B R A ! A B <text:s text:c="4"/>A B R A ! A B R A C A D <text:s text:c="3"/></text:span><text:span text:style-name="T12">7</text:span></text:p>
      <text:p text:style-name="P8"><text:s/><text:span text:style-name="T1">3 <text:s text:c="3"/>A C A D A B R A ! A B R <text:s text:c="4"/>A B R A C A D A B R A ! <text:s text:c="3"/></text:span><text:span text:style-name="T12">0</text:span></text:p>
      <text:p text:style-name="P8"><text:s/><text:span text:style-name="T1">4 <text:s text:c="3"/>C A D A B R A ! A B R A <text:s text:c="4"/>A C A D A B R A ! A B R <text:s text:c="3"/></text:span><text:span text:style-name="T12">3</text:span></text:p>
      <text:p text:style-name="P8"><text:s/><text:span text:style-name="T1">5 <text:s text:c="3"/>A D A B R A ! A B R A C <text:s text:c="4"/>A D A B R A ! A B R A C <text:s text:c="3"/></text:span><text:span text:style-name="T12">5</text:span></text:p>
      <text:p text:style-name="P8"><text:s/><text:span text:style-name="T1">6 <text:s text:c="3"/>D A B R A ! A B R A C A <text:s text:c="4"/>B R A ! A B R A C A D A <text:s text:c="3"/></text:span><text:span text:style-name="T12">8</text:span></text:p>
      <text:p text:style-name="P8"><text:s/><text:span text:style-name="T1">7 <text:s text:c="3"/>A B R A ! A B R A C A D <text:s text:c="4"/>B R A C A D A B R A ! A <text:s text:c="3"/></text:span><text:span text:style-name="T12">1</text:span></text:p>
      <text:p text:style-name="P8"><text:s/><text:span text:style-name="T1">8 <text:s text:c="3"/>B R A ! A B R A C A D A <text:s text:c="4"/>C A D A B R A ! A B R A <text:s text:c="3"/></text:span><text:span text:style-name="T12">4</text:span></text:p>
      <text:p text:style-name="P8"><text:s/><text:span text:style-name="T1">9 <text:s text:c="3"/>R A ! A B R A C A D A B <text:s text:c="4"/>D A B R A ! A B R A C A <text:s text:c="3"/></text:span><text:span text:style-name="T12">6</text:span></text:p>
      <text:p text:style-name="P6">10 <text:s text:c="3"/>A ! A B R A C A D A B R <text:s text:c="4"/>R A ! A B R A C A D A B <text:s text:c="3"/><text:span text:style-name="T11">9</text:span></text:p>
      <text:p text:style-name="P10">11 <text:s text:c="3"/>! A B R A C A D A B R A <text:s text:c="4"/>R A C A D A B R A ! A B <text:s text:c="3"/><text:span text:style-name="T11">2</text:span></text:p>
      <text:p text:style-name="P1"><text:span text:style-name="T4">We define</text:span><text:span text:style-name="Teletype"><text:span text:style-name="T8">index[i]</text:span></text:span><text:span text:style-name="T4">to be the index of the original suffix that appears</text:span><text:span text:style-name="Emphasis"><text:span text:style-name="T6">ith</text:span></text:span><text:span text:style-name="T4">in the sorted array. For example,</text:span><text:span text:style-name="Teletype"><text:span text:style-name="T8">index[11]</text:span></text:span><text:span text:style-name="T4">=</text:span><text:span text:style-name="Teletype"><text:span text:style-name="T8">2</text:span></text:span><text:span text:style-name="T4">means that the 2</text:span><text:span text:style-name="Emphasis"><text:span text:style-name="T6">nd</text:span></text:span><text:span text:style-name="T4">original suffix appears 11</text:span><text:span text:style-name="Emphasis"><text:span text:style-name="T6">th</text:span></text:span><text:span text:style-name="T4">in the sorted order (i.e., last alphabetically).</text:span></text:p>
      <text:p text:style-name="P1"><text:span text:style-name="T4">Your job is to implement the following circular suffix array API, which provides the client access to the</text:span><text:span text:style-name="Teletype"><text:span text:style-name="T4">index[]</text:span></text:span><text:span text:style-name="T4">values:</text:span></text:p>
      <text:p text:style-name="P7">public class CircularSuffixArray {</text:p>
      <text:p text:style-name="P8"><text:s text:c="3"/><text:span text:style-name="T2">public CircularSuffixArray(String s) <text:s text:c="3"/></text:span><text:span text:style-name="T10">// circular suffix array of s</text:span></text:p>
      <text:p text:style-name="P8"><text:s text:c="3"/><text:span text:style-name="T2">public int length() <text:s text:c="20"/></text:span><text:span text:style-name="T10">// length of s</text:span></text:p>
      <text:p text:style-name="P8"><text:s text:c="3"/><text:span text:style-name="T2">public int index(int i) <text:s text:c="16"/></text:span><text:span text:style-name="T10">// returns index of ith sorted suffix</text:span></text:p>
      <text:p text:style-name="P8"><text:s text:c="3"/><text:span text:style-name="T2">public static void main(String[] args) <text:s/></text:span><text:span text:style-name="T10">// unit testing of the methods (not graded)</text:span></text:p>
      <text:p text:style-name="P11">}</text:p>
      <text:p text:style-name="P1"><text:span text:style-name="Emphasis"><text:span text:style-name="T6">Corner cases.</text:span></text:span><text:span text:style-name="T7"> </text:span><text:span text:style-name="T4">The constructor should throw a</text:span><text:span text:style-name="Teletype"><text:span text:style-name="T8">java.lang.NullPointerException</text:span></text:span><text:span text:style-name="T4">if the argument is</text:span><text:span text:style-name="Teletype"><text:span text:style-name="T8">null</text:span></text:span><text:span text:style-name="T4">; the method</text:span><text:span text:style-name="Teletype"><text:span text:style-name="T8">index()</text:span></text:span><text:span text:style-name="T4">should throw a</text:span><text:span text:style-name="Teletype"><text:span text:style-name="T8">java.lang.IndexOutOfBoundsException</text:span></text:span><text:span text:style-name="T4">if</text:span><text:span text:style-name="Teletype"><text:span text:style-name="T8">i</text:span></text:span><text:span text:style-name="T4">is outside its prescribed range (between 0 and</text:span><text:span text:style-name="Emphasis"><text:span text:style-name="T6">N</text:span></text:span><text:span text:style-name="T7">− </text:span><text:span text:style-name="T4">1).</text:span></text:p>
      <text:p text:style-name="P1"><text:span text:style-name="Emphasis"><text:span text:style-name="T4">Performance requirements.</text:span></text:span><text:span text:style-name="T4"> On typical English text, your data type should use space proportional to</text:span><text:span text:style-name="Emphasis"><text:span text:style-name="T4">N</text:span></text:span><text:span text:style-name="T4">+</text:span><text:span text:style-name="Emphasis"><text:span text:style-name="T4">R</text:span></text:span><text:span text:style-name="T4">(or better); the constructor should take time proportional to</text:span><text:span text:style-name="Emphasis"><text:span text:style-name="T4">N</text:span></text:span><text:span text:style-name="T4">log</text:span><text:span text:style-name="Emphasis"><text:span text:style-name="T4">N</text:span></text:span><text:span text:style-name="T4">(or better) on typical English text; and the methods</text:span><text:span text:style-name="Teletype"><text:span text:style-name="T4">length()</text:span></text:span><text:span text:style-name="T4">and</text:span><text:span text:style-name="Teletype"><text:span text:style-name="T4">index()</text:span></text:span><text:span text:style-name="T4">should take constant time.</text:span><text:span text:style-name="Emphasis"><text:span text:style-name="T4">Warning</text:span></text:span><text:span text:style-name="T4">: beginning with</text:span><text:a xlink:type="simple" xlink:href="http://java-performance.info/changes-to-string-java-1-7-0_06" text:style-name="Internet_20_link" text:visited-style-name="Visited_20_Internet_20_Link">Java 7, Update 6</text:a><text:span text:style-name="T4">, the</text:span><text:span text:style-name="Teletype"><text:span text:style-name="T4">substring()</text:span></text:span><text:span text:style-name="T4">method takes time and space proportional to the length of the substring—in other words, you cannot form the</text:span><text:span text:style-name="Emphasis"><text:span text:style-name="T4">N</text:span></text:span><text:span text:style-name="T4">circular suffixes explicitly because that would take both quadratic time and space.</text:span></text:p>
      <text:p text:style-name="P1"><text:span text:style-name="T5">Burrows-Wheeler transform.</text:span><text:span text:style-name="T4">The goal of the Burrows-Wheeler transform is not to compress a message, but rather to transform it into a form that is more amenable to compression. The transform rearranges the characters in the input so that there are lots of </text:span><text:soft-page-break/><text:span text:style-name="T4">clusters with repeated characters, but in such a way that it is still possible to recover the original input. It relies on the following intuition: if you see the letters</text:span><text:span text:style-name="Teletype"><text:span text:style-name="T4">hen</text:span></text:span><text:span text:style-name="T4">in English text, then most of the time the letter preceding it is</text:span><text:span text:style-name="Teletype"><text:span text:style-name="T4">t</text:span></text:span><text:span text:style-name="T4">or</text:span><text:span text:style-name="Teletype"><text:span text:style-name="T4">w</text:span></text:span><text:span text:style-name="T4">. If you could somehow group all such preceding letters together (mostly</text:span><text:span text:style-name="Teletype"><text:span text:style-name="T4">t</text:span></text:span><text:span text:style-name="T4">'s and some</text:span><text:span text:style-name="Teletype"><text:span text:style-name="T4">w</text:span></text:span><text:span text:style-name="T4">'s), then you would have an easy opportunity for data compression.</text:span></text:p>
      <text:list xml:id="list519695682706057618" text:style-name="L3">
        <text:list-item>
          <text:p text:style-name="P15"><text:span text:style-name="Emphasis"><text:span text:style-name="T4">Burrows-Wheeler transform.</text:span></text:span><text:span text:style-name="T4">The Burrows-Wheeler transform of a string</text:span><text:span text:style-name="Emphasis"><text:span text:style-name="T4">s</text:span></text:span><text:span text:style-name="T4">of length</text:span><text:span text:style-name="Emphasis"><text:span text:style-name="T4">N</text:span></text:span><text:span text:style-name="T4">is defined as follows: Consider the result of sorting the</text:span><text:span text:style-name="Emphasis"><text:span text:style-name="T4">N</text:span></text:span><text:span text:style-name="T4">circular suffixes of</text:span><text:span text:style-name="Emphasis"><text:span text:style-name="T4">s</text:span></text:span><text:span text:style-name="T4">. The Burrows-Wheeler transform is the last column in the sorted suffixes array</text:span><text:span text:style-name="Teletype"><text:span text:style-name="T4">t[]</text:span></text:span><text:span text:style-name="T4">, preceded by the row number</text:span><text:span text:style-name="Teletype"><text:span text:style-name="T4">first</text:span></text:span><text:span text:style-name="T4">in which the original string ends up. Continuing with the "</text:span><text:span text:style-name="Teletype"><text:span text:style-name="T4">ABRACADABRA!</text:span></text:span><text:span text:style-name="T4">" example above, we highlight the two components of the Burrows-Wheeler transform in the table below.</text:span></text:p>
          <text:p text:style-name="P19"><text:s/><text:span text:style-name="T1">i <text:s text:c="4"/>Original Suffixes <text:s text:c="9"/>Sorted Suffixes <text:s text:c="6"/>t <text:s text:c="3"/>index[i]</text:span></text:p>
          <text:p text:style-name="P18">-- <text:s text:c="3"/>----------------------- <text:s text:c="4"/>----------------------- <text:s text:c="3"/>--------</text:p>
          <text:p text:style-name="P19"><text:s/><text:span text:style-name="T1">0 <text:s text:c="3"/>A B R A C A D A B R A ! <text:s text:c="4"/>! A B R A C A D A B R </text:span><text:span text:style-name="T12">A</text:span><text:span text:style-name="T1"> <text:s text:c="3"/>11</text:span></text:p>
          <text:p text:style-name="P19"><text:s/><text:span text:style-name="T1">1 <text:s text:c="3"/>B R A C A D A B R A ! A <text:s text:c="4"/>A ! A B R A C A D A B </text:span><text:span text:style-name="T12">R</text:span><text:span text:style-name="T1"> <text:s text:c="3"/>10</text:span></text:p>
          <text:p text:style-name="P19"><text:s/><text:span text:style-name="T1">2 <text:s text:c="3"/>R A C A D A B R A ! A B <text:s text:c="4"/>A B R A ! A B R A C A </text:span><text:span text:style-name="T12">D</text:span><text:span text:style-name="T1"> <text:s text:c="3"/>7</text:span></text:p>
          <text:p text:style-name="P18"><text:span text:style-name="T11">*3</text:span> <text:s text:c="3"/>A C A D A B R A ! A B R <text:s text:c="4"/>A B R A C A D A B R A <text:span text:style-name="T11">!</text:span> <text:s text:c="2"/>*0</text:p>
          <text:p text:style-name="P19"><text:s/><text:span text:style-name="T1">4 <text:s text:c="3"/>C A D A B R A ! A B R A <text:s text:c="4"/>A C A D A B R A ! A B </text:span><text:span text:style-name="T12">R</text:span><text:span text:style-name="T1"> <text:s text:c="3"/>3</text:span></text:p>
          <text:p text:style-name="P19"><text:s/><text:span text:style-name="T1">5 <text:s text:c="3"/>A D A B R A ! A B R A C <text:s text:c="4"/>A D A B R A ! A B R A </text:span><text:span text:style-name="T12">C</text:span><text:span text:style-name="T1"> <text:s text:c="3"/>5</text:span></text:p>
          <text:p text:style-name="P19"><text:s/><text:span text:style-name="T1">6 <text:s text:c="3"/>D A B R A ! A B R A C A <text:s text:c="4"/>B R A ! A B R A C A D </text:span><text:span text:style-name="T12">A</text:span><text:span text:style-name="T1"> <text:s text:c="3"/>8</text:span></text:p>
          <text:p text:style-name="P19"><text:s/><text:span text:style-name="T1">7 <text:s text:c="3"/>A B R A ! A B R A C A D <text:s text:c="4"/>B R A C A D A B R A ! </text:span><text:span text:style-name="T12">A</text:span><text:span text:style-name="T1"> <text:s text:c="3"/>1</text:span></text:p>
          <text:p text:style-name="P19"><text:s/><text:span text:style-name="T1">8 <text:s text:c="3"/>B R A ! A B R A C A D A <text:s text:c="4"/>C A D A B R A ! A B R </text:span><text:span text:style-name="T12">A</text:span><text:span text:style-name="T1"> <text:s text:c="3"/>4</text:span></text:p>
          <text:p text:style-name="P19"><text:s/><text:span text:style-name="T1">9 <text:s text:c="3"/>R A ! A B R A C A D A B <text:s text:c="4"/>D A B R A ! A B R A C </text:span><text:span text:style-name="T12">A</text:span><text:span text:style-name="T1"> <text:s text:c="3"/>6</text:span></text:p>
          <text:p text:style-name="P18">10 <text:s text:c="3"/>A ! A B R A C A D A B R <text:s text:c="4"/>R A ! A B R A C A D A <text:span text:style-name="T11">B</text:span> <text:s text:c="3"/>9</text:p>
          <text:p text:style-name="P21">11 <text:s text:c="3"/>! A B R A C A D A B R A <text:s text:c="4"/>R A C A D A B R A ! A <text:span text:style-name="T11">B</text:span> <text:s text:c="3"/>2</text:p>
          <text:p text:style-name="P15"><text:span text:style-name="T4">Since the original string</text:span><text:span text:style-name="Teletype"><text:span text:style-name="T4">ABRACADABRA!</text:span></text:span><text:span text:style-name="T4">ends up in row 3, we have</text:span><text:span text:style-name="Teletype"><text:span text:style-name="T4">first</text:span></text:span><text:span text:style-name="T4">=</text:span><text:span text:style-name="Teletype"><text:span text:style-name="T4">3</text:span></text:span><text:span text:style-name="T4">. Thus, the Burrows-Wheeler transform is</text:span></text:p>
          <text:p text:style-name="P18">3</text:p>
          <text:p text:style-name="P21">ARD!RCAAAABB</text:p>
          <text:p text:style-name="P15"><text:span text:style-name="T4">Notice how there are 4 consecutive</text:span><text:span text:style-name="Teletype"><text:span text:style-name="T4">A</text:span></text:span><text:span text:style-name="T4">s and 2 consecutive</text:span><text:span text:style-name="Teletype"><text:span text:style-name="T4">B</text:span></text:span><text:span text:style-name="T4">s—these clusters make the message easier to compress.</text:span></text:p>
          <text:p text:style-name="P18">% <text:span text:style-name="T9">java-algs4 BurrowsWheeler - &lt; abra.txt | java-algs4 HexDump 16</text:span></text:p>
          <text:p text:style-name="P18">00 00 00 03 41 52 44 21 52 43 41 41 41 41 42 42</text:p>
          <text:p text:style-name="P21">128 bits</text:p>
          <text:p text:style-name="P15"><text:span text:style-name="T4">Also, note that the integer 3 is represented using 4 bytes (</text:span><text:span text:style-name="Teletype"><text:span text:style-name="T4">00 00 00 03</text:span></text:span><text:span text:style-name="T4">). The character</text:span><text:span text:style-name="Teletype"><text:span text:style-name="T4">'A'</text:span></text:span><text:span text:style-name="T4">is represented by hex</text:span><text:span text:style-name="Teletype"><text:span text:style-name="T4">41</text:span></text:span><text:span text:style-name="T4">, the character</text:span><text:span text:style-name="Teletype"><text:span text:style-name="T4">'R'</text:span></text:span><text:span text:style-name="T4">by</text:span><text:span text:style-name="Teletype"><text:span text:style-name="T4">52</text:span></text:span><text:span text:style-name="T4">, and so forth.</text:span></text:p>
        </text:list-item>
        <text:list-item>
          <text:p text:style-name="P15"><text:span text:style-name="Emphasis"><text:span text:style-name="T4">Burrows-Wheeler inverse transform.</text:span></text:span><text:span text:style-name="T4">Now, we describe how to invert the </text:span><text:soft-page-break/><text:span text:style-name="T4">Burrows-Wheeler transform and recover the original input string. If the</text:span><text:span text:style-name="Emphasis"><text:span text:style-name="T4">jth</text:span></text:span><text:span text:style-name="T4">original suffix (original string, shifted</text:span><text:span text:style-name="Emphasis"><text:span text:style-name="T4">j</text:span></text:span><text:span text:style-name="T4">characters to the left) is the</text:span><text:span text:style-name="Emphasis"><text:span text:style-name="T4">ith</text:span></text:span><text:span text:style-name="T4">row in the sorted order, we define</text:span><text:span text:style-name="Teletype"><text:span text:style-name="T4">next[i]</text:span></text:span><text:span text:style-name="T4">to be the row in the sorted order where the (</text:span><text:span text:style-name="Emphasis"><text:span text:style-name="T4">j</text:span></text:span><text:span text:style-name="T4">+ 1)</text:span><text:span text:style-name="Emphasis"><text:span text:style-name="T4">st</text:span></text:span><text:span text:style-name="T4">original suffix appears. For example, if</text:span><text:span text:style-name="Teletype"><text:span text:style-name="T4">first</text:span></text:span><text:span text:style-name="T4">is the row in which the original input string appears, then</text:span><text:span text:style-name="Teletype"><text:span text:style-name="T4">next[first]</text:span></text:span><text:span text:style-name="T4">is the row in the sorted order where the 1</text:span><text:span text:style-name="Emphasis"><text:span text:style-name="T4">st</text:span></text:span><text:span text:style-name="T4">original suffix (the original string left-shifted by 1) appears;</text:span><text:span text:style-name="Teletype"><text:span text:style-name="T4">next[next[first]]</text:span></text:span><text:span text:style-name="T4">is the row in the sorted order where the 2</text:span><text:span text:style-name="Emphasis"><text:span text:style-name="T4">nd</text:span></text:span><text:span text:style-name="T4">original suffix appears;</text:span><text:span text:style-name="Teletype"><text:span text:style-name="T4">next[next[next[first]]]</text:span></text:span><text:span text:style-name="T4">is the row where the 3</text:span><text:span text:style-name="Emphasis"><text:span text:style-name="T4">rd</text:span></text:span><text:span text:style-name="T4">original suffix appears; and so forth.</text:span></text:p>
          <text:list>
            <text:list-item>
              <text:p text:style-name="P15"><text:span text:style-name="Emphasis"><text:span text:style-name="T4">Inverting the message given t[], first, and the next[] array.</text:span></text:span><text:span text:style-name="T4">The input to the Burrows-Wheeler decoder is the last column</text:span><text:span text:style-name="Teletype"><text:span text:style-name="T4">t[]</text:span></text:span><text:span text:style-name="T4">of the sorted suffixes along with</text:span><text:span text:style-name="Teletype"><text:span text:style-name="T4">first</text:span></text:span><text:span text:style-name="T4">. From</text:span><text:span text:style-name="Teletype"><text:span text:style-name="T4">t[]</text:span></text:span><text:span text:style-name="T4">, we can deduce the first column of the sorted suffixes because it consists of precisely the same characters, but in sorted order.</text:span></text:p>
              <text:p text:style-name="P19"><text:s/><text:span text:style-name="T1">i <text:s text:c="5"/>Sorted Suffixes <text:s text:c="4"/>t <text:s text:c="5"/>next</text:span></text:p>
              <text:p text:style-name="P18">-- <text:s text:c="3"/>----------------------- <text:s text:c="5"/>----</text:p>
              <text:p text:style-name="P19"><text:s/><text:span text:style-name="T1">0 <text:s text:c="3"/>! ? ? ? ? ? ? ? ? ? ? A <text:s text:c="7"/></text:span><text:span text:style-name="T12">3</text:span></text:p>
              <text:p text:style-name="P19"><text:s/><text:span text:style-name="T1">1 <text:s text:c="3"/>A ? ? ? ? ? ? ? ? ? ? R <text:s text:c="7"/></text:span><text:span text:style-name="T12">0</text:span></text:p>
              <text:p text:style-name="P19"><text:s/><text:span text:style-name="T1">2 <text:s text:c="3"/>A ? ? ? ? ? ? ? ? ? ? D <text:s text:c="7"/></text:span><text:span text:style-name="T12">6</text:span></text:p>
              <text:p text:style-name="P18">*3 <text:s text:c="3"/>A ? ? ? ? ? ? ? ? ? ? ! <text:s text:c="7"/><text:span text:style-name="T11">7</text:span></text:p>
              <text:p text:style-name="P19"><text:s/><text:span text:style-name="T1">4 <text:s text:c="3"/>A ? ? ? ? ? ? ? ? ? ? R <text:s text:c="7"/></text:span><text:span text:style-name="T12">8</text:span></text:p>
              <text:p text:style-name="P19"><text:s/><text:span text:style-name="T1">5 <text:s text:c="3"/>A ? ? ? ? ? ? ? ? ? ? C <text:s text:c="7"/></text:span><text:span text:style-name="T12">9</text:span></text:p>
              <text:p text:style-name="P19"><text:s/><text:span text:style-name="T1">6 <text:s text:c="3"/>B ? ? ? ? ? ? ? ? ? ? A <text:s text:c="6"/></text:span><text:span text:style-name="T12">10</text:span></text:p>
              <text:p text:style-name="P19"><text:s/><text:span text:style-name="T1">7 <text:s text:c="3"/>B ? ? ? ? ? ? ? ? ? ? A <text:s text:c="6"/></text:span><text:span text:style-name="T12">11</text:span></text:p>
              <text:p text:style-name="P19"><text:s/><text:span text:style-name="T1">8 <text:s text:c="3"/>C ? ? ? ? ? ? ? ? ? ? A <text:s text:c="7"/></text:span><text:span text:style-name="T12">5</text:span></text:p>
              <text:p text:style-name="P19"><text:s/><text:span text:style-name="T1">9 <text:s text:c="3"/>D ? ? ? ? ? ? ? ? ? ? A <text:s text:c="7"/></text:span><text:span text:style-name="T12">2</text:span></text:p>
              <text:p text:style-name="P18">10 <text:s text:c="3"/>R ? ? ? ? ? ? ? ? ? ? B <text:s text:c="7"/><text:span text:style-name="T11">1</text:span></text:p>
              <text:p text:style-name="P21">11 <text:s text:c="3"/>R ? ? ? ? ? ? ? ? ? ? B <text:s text:c="7"/><text:span text:style-name="T11">4</text:span></text:p>
              <text:p text:style-name="P15"><text:span text:style-name="T4">Now, given the</text:span><text:span text:style-name="Teletype"><text:span text:style-name="T4">next[]</text:span></text:span><text:span text:style-name="T4">array and</text:span><text:span text:style-name="Teletype"><text:span text:style-name="T4">first</text:span></text:span><text:span text:style-name="T4">, we can reconstruct the original input string because the first character of the</text:span><text:span text:style-name="Emphasis"><text:span text:style-name="T4">i</text:span></text:span><text:span text:style-name="T4">th original suffix is the</text:span><text:span text:style-name="Emphasis"><text:span text:style-name="T4">i</text:span></text:span><text:span text:style-name="T4">th character in the input string. In the example above, since</text:span><text:span text:style-name="Teletype"><text:span text:style-name="T4">first</text:span></text:span><text:span text:style-name="T4">=</text:span><text:span text:style-name="Teletype"><text:span text:style-name="T4">3</text:span></text:span><text:span text:style-name="T4">, we know that the original input string appears in row 3; thus, the original input string starts with</text:span><text:span text:style-name="Teletype"><text:span text:style-name="T4">'A'</text:span></text:span><text:span text:style-name="T4">(and ends with</text:span><text:span text:style-name="Teletype"><text:span text:style-name="T4">'!'</text:span></text:span><text:span text:style-name="T4">). Since</text:span><text:span text:style-name="Teletype"><text:span text:style-name="T4">next[first]</text:span></text:span><text:span text:style-name="T4">=</text:span><text:span text:style-name="Teletype"><text:span text:style-name="T4">7</text:span></text:span><text:span text:style-name="T4">, the next original suffix appears in row 7; thus, the next character in the original input string is</text:span><text:span text:style-name="Teletype"><text:span text:style-name="T4">'B'</text:span></text:span><text:span text:style-name="T4">. Since</text:span><text:span text:style-name="Teletype"><text:span text:style-name="T4">next[next[first]]</text:span></text:span><text:span text:style-name="T4">=</text:span><text:span text:style-name="Teletype"><text:span text:style-name="T4">11</text:span></text:span><text:span text:style-name="T4">, the next original suffix appears in row 11; thus, the next character in the original input string is</text:span><text:span text:style-name="Teletype"><text:span text:style-name="T4">'R'</text:span></text:span><text:span text:style-name="T4">.</text:span></text:p>
            </text:list-item>
            <text:list-item>
              <text:p text:style-name="P15"><text:span text:style-name="Emphasis"><text:span text:style-name="T4">Constructing the next[] array from t[] and first.</text:span></text:span><text:span text:style-name="T4">Amazingly, the information contained in the Burrows-Wheeler transform suffices to reconstruct the</text:span><text:span text:style-name="Teletype"><text:span text:style-name="T4">next[]</text:span></text:span><text:span text:style-name="T4">array, and, hence, the original message! Here's how. It is easy to deduce a</text:span><text:span text:style-name="Teletype"><text:span text:style-name="T4">next[]</text:span></text:span><text:span text:style-name="T4">value for a character that appears exactly once in the input string. For example, consider the suffix that starts with</text:span><text:span text:style-name="Teletype"><text:span text:style-name="T4">'C'</text:span></text:span><text:span text:style-name="T4">. By inspecting the first column, it appears 8</text:span><text:span text:style-name="Emphasis"><text:span text:style-name="T4">th</text:span></text:span><text:span text:style-name="T4">in the sorted order. The next original suffix after </text:span><text:soft-page-break/><text:span text:style-name="T4">this one will have the character</text:span><text:span text:style-name="Teletype"><text:span text:style-name="T4">'C'</text:span></text:span><text:span text:style-name="T4">as its last character. By inspecting the last column, the next original appears 5</text:span><text:span text:style-name="Emphasis"><text:span text:style-name="T4">th</text:span></text:span><text:span text:style-name="T4">in the sorted order. Thus,</text:span><text:span text:style-name="Teletype"><text:span text:style-name="T4">next[8]</text:span></text:span><text:span text:style-name="T4">=</text:span><text:span text:style-name="Teletype"><text:span text:style-name="T4">5</text:span></text:span><text:span text:style-name="T4">. Similarly,</text:span><text:span text:style-name="Teletype"><text:span text:style-name="T4">'D'</text:span></text:span><text:span text:style-name="T4">and</text:span><text:span text:style-name="Teletype"><text:span text:style-name="T4">'!'</text:span></text:span><text:span text:style-name="T4">each occur only once, so we can deduce that</text:span><text:span text:style-name="Teletype"><text:span text:style-name="T4">next[9]</text:span></text:span><text:span text:style-name="T4">=</text:span><text:span text:style-name="Teletype"><text:span text:style-name="T4">2</text:span></text:span><text:span text:style-name="T4">and</text:span><text:span text:style-name="Teletype"><text:span text:style-name="T4">next[0]</text:span></text:span><text:span text:style-name="T4">=</text:span><text:span text:style-name="Teletype"><text:span text:style-name="T4">3</text:span></text:span><text:span text:style-name="T4">.</text:span></text:p>
              <text:p text:style-name="P19"><text:s/><text:span text:style-name="T1">i <text:s text:c="5"/>Sorted Suffixes <text:s text:c="4"/>t <text:s text:c="5"/>next</text:span></text:p>
              <text:p text:style-name="P18">-- <text:s text:c="3"/>----------------------- <text:s text:c="5"/>----</text:p>
              <text:p text:style-name="P19"><text:s/><text:span text:style-name="T1">0 <text:s text:c="3"/>! ? ? ? ? ? ? ? ? ? ? A <text:s text:c="7"/>3</text:span></text:p>
              <text:p text:style-name="P19"><text:s/><text:span text:style-name="T1">1 <text:s text:c="3"/>A ? ? ? ? ? ? ? ? ? ? R</text:span></text:p>
              <text:p text:style-name="P19"><text:s/><text:span text:style-name="T1">2 <text:s text:c="3"/>A ? ? ? ? ? ? ? ? ? ? D</text:span></text:p>
              <text:p text:style-name="P18">*3 <text:s text:c="3"/>A ? ? ? ? ? ? ? ? ? ? !</text:p>
              <text:p text:style-name="P19"><text:s/><text:span text:style-name="T1">4 <text:s text:c="3"/>A ? ? ? ? ? ? ? ? ? ? R </text:span></text:p>
              <text:p text:style-name="P19"><text:s/><text:span text:style-name="T1">5 <text:s text:c="3"/>A ? ? ? ? ? ? ? ? ? ? C</text:span></text:p>
              <text:p text:style-name="P19"><text:s/><text:span text:style-name="T1">6 <text:s text:c="3"/>B ? ? ? ? ? ? ? ? ? ? A</text:span></text:p>
              <text:p text:style-name="P19"><text:s/><text:span text:style-name="T1">7 <text:s text:c="3"/>B ? ? ? ? ? ? ? ? ? ? A</text:span></text:p>
              <text:p text:style-name="P19"><text:s/><text:span text:style-name="T1">8 <text:s text:c="3"/>C ? ? ? ? ? ? ? ? ? ? A <text:s text:c="7"/>5</text:span></text:p>
              <text:p text:style-name="P19"><text:s/><text:span text:style-name="T1">9 <text:s text:c="3"/>D ? ? ? ? ? ? ? ? ? ? A <text:s text:c="7"/>2</text:span></text:p>
              <text:p text:style-name="P18">10 <text:s text:c="3"/>R ? ? ? ? ? ? ? ? ? ? B</text:p>
              <text:p text:style-name="P21">11 <text:s text:c="3"/>R ? ? ? ? ? ? ? ? ? ? B</text:p>
              <text:p text:style-name="P15"><text:span text:style-name="T4">However, since</text:span><text:span text:style-name="Teletype"><text:span text:style-name="T4">'R'</text:span></text:span><text:span text:style-name="T4">appears twice, it may seem ambiguous whether</text:span><text:span text:style-name="Teletype"><text:span text:style-name="T4">next[10]</text:span></text:span><text:span text:style-name="T4">=</text:span><text:span text:style-name="Teletype"><text:span text:style-name="T4">1</text:span></text:span><text:span text:style-name="T4">and</text:span><text:span text:style-name="Teletype"><text:span text:style-name="T4">next[11]</text:span></text:span><text:span text:style-name="T4">=</text:span><text:span text:style-name="Teletype"><text:span text:style-name="T4">4</text:span></text:span><text:span text:style-name="T4">, or whether</text:span><text:span text:style-name="Teletype"><text:span text:style-name="T4">next[10]</text:span></text:span><text:span text:style-name="T4">=</text:span><text:span text:style-name="Teletype"><text:span text:style-name="T4">4</text:span></text:span><text:span text:style-name="T4">and</text:span><text:span text:style-name="Teletype"><text:span text:style-name="T4">next[11]</text:span></text:span><text:span text:style-name="T4">=</text:span><text:span text:style-name="Teletype"><text:span text:style-name="T4">1</text:span></text:span><text:span text:style-name="T4">. Here's the key rule that resolves the apparent ambiguity:</text:span></text:p>
              <text:p text:style-name="P22"><text:span text:style-name="Emphasis"><text:span text:style-name="T4">If sorted row i and j both start with the same character and i &lt; j, then next[i] &lt; next[j].</text:span></text:span></text:p>
              <text:p text:style-name="P15"><text:span text:style-name="T4">This rule implies</text:span><text:span text:style-name="Teletype"><text:span text:style-name="T4">next[10]</text:span></text:span><text:span text:style-name="T4">=</text:span><text:span text:style-name="Teletype"><text:span text:style-name="T4">1</text:span></text:span><text:span text:style-name="T4">and</text:span><text:span text:style-name="Teletype"><text:span text:style-name="T4">next[11]</text:span></text:span><text:span text:style-name="T4">=</text:span><text:span text:style-name="Teletype"><text:span text:style-name="T4">4</text:span></text:span><text:span text:style-name="T4">. Why is this rule valid? The rows are sorted, so row 10 is lexicographically less than row 11. Thus, the ten unknown characters in row 10 must be less than the ten unknown characters in row 11 (since both start with</text:span><text:span text:style-name="Teletype"><text:span text:style-name="T4">'R'</text:span></text:span><text:span text:style-name="T4">). We also know that between the two rows that end with</text:span><text:span text:style-name="Teletype"><text:span text:style-name="T4">'R'</text:span></text:span><text:span text:style-name="T4">, row 1 is less than row 4. But, the ten unknown characters in row 10 and 11 are precisely the first ten characters in rows 1 and 4. Thus,</text:span><text:span text:style-name="Teletype"><text:span text:style-name="T4">next[10]</text:span></text:span><text:span text:style-name="T4">=</text:span><text:span text:style-name="Teletype"><text:span text:style-name="T4">1</text:span></text:span><text:span text:style-name="T4">and</text:span><text:span text:style-name="Teletype"><text:span text:style-name="T4">next[11]</text:span></text:span><text:span text:style-name="T4">=</text:span><text:span text:style-name="Teletype"><text:span text:style-name="T4">4</text:span></text:span><text:span text:style-name="T4">or this would contradict the fact that the suffixes are sorted.</text:span></text:p>
            </text:list-item>
          </text:list>
          <text:p text:style-name="P16">Check that the inverse transform recovers any transformed message.</text:p>
          <text:p text:style-name="P18">% <text:span text:style-name="T9">java-algs4 BurrowsWheeler - &lt; abra.txt | java-algs4 BurrowsWheeler +</text:span></text:p>
          <text:p text:style-name="P21">ABRACADABRA!</text:p>
        </text:list-item>
      </text:list>
      <text:p text:style-name="P1"><text:span text:style-name="T4">Name your program</text:span><text:span text:style-name="Teletype"><text:span text:style-name="T8">BurrowsWheeler.java</text:span></text:span><text:span text:style-name="T4">and organize it using the following API:</text:span></text:p>
      <text:p text:style-name="P7">public class BurrowsWheeler {</text:p>
      <text:p text:style-name="P8"><text:soft-page-break/><text:s text:c="4"/><text:span text:style-name="T10">// apply Burrows-Wheeler transform, reading from standard input and writing to standard output</text:span></text:p>
      <text:p text:style-name="P8"><text:s text:c="4"/><text:span text:style-name="T2">public static void transform()</text:span></text:p>
      <text:p text:style-name="P9"/>
      <text:p text:style-name="P8"><text:s text:c="4"/><text:span text:style-name="T10">// apply Burrows-Wheeler inverse transform, reading from standard input and writing to standard output</text:span></text:p>
      <text:p text:style-name="P8"><text:s text:c="4"/><text:span text:style-name="T2">public static void inverseTransform()</text:span></text:p>
      <text:p text:style-name="P9"/>
      <text:p text:style-name="P8"><text:s text:c="4"/><text:span text:style-name="T10">// if args[0] is '-', apply Burrows-Wheeler transform</text:span></text:p>
      <text:p text:style-name="P8"><text:s text:c="4"/><text:span text:style-name="T10">// if args[0] is '+', apply Burrows-Wheeler inverse transform</text:span></text:p>
      <text:p text:style-name="P8"><text:s text:c="4"/><text:span text:style-name="T2">public static void main(String[] args)</text:span></text:p>
      <text:p text:style-name="P11">}</text:p>
      <text:p text:style-name="P1"><text:span text:style-name="Emphasis"><text:span text:style-name="T6">Performance requirements.</text:span></text:span><text:span text:style-name="T7"> </text:span><text:span text:style-name="T4">The running time of your Burrows-Wheeler transform should be proportional to</text:span><text:span text:style-name="Emphasis"><text:span text:style-name="T6">N</text:span></text:span><text:span text:style-name="T4">+</text:span><text:span text:style-name="Emphasis"><text:span text:style-name="T6">R</text:span></text:span><text:span text:style-name="T4">(or better) in the worst case, excluding the time to construct the circular suffix array. The running time of your Burrows-Wheeler inverse transform should be proportional to</text:span><text:span text:style-name="Emphasis"><text:span text:style-name="T6">N</text:span></text:span><text:span text:style-name="T4">+</text:span><text:span text:style-name="Emphasis"><text:span text:style-name="T6">R</text:span></text:span><text:span text:style-name="T4">(or better) in the worst case. The amount of memory used by both the Burrows-Wheeler transform and inverse transform should be proportional to</text:span><text:span text:style-name="Emphasis"><text:span text:style-name="T6">N</text:span></text:span><text:span text:style-name="T4">+</text:span><text:span text:style-name="Emphasis"><text:span text:style-name="T6">R</text:span></text:span><text:span text:style-name="T4">(or better) in the worst case.</text:span></text:p>
      <text:p text:style-name="P1"><text:span text:style-name="T5">Analysis.</text:span><text:span text:style-name="T4">Once you have</text:span><text:span text:style-name="Teletype"><text:span text:style-name="T4">MoveToFront.java</text:span></text:span><text:span text:style-name="T4">and</text:span><text:span text:style-name="Teletype"><text:span text:style-name="T4">BurrowsWheeler.java</text:span></text:span><text:span text:style-name="T4">working, compress some of these</text:span><text:a xlink:type="simple" xlink:href="ftp://ftp.cs.princeton.edu/pub/cs226/textfiles/" text:style-name="Internet_20_link" text:visited-style-name="Visited_20_Internet_20_Link">text files</text:a><text:span text:style-name="T4">; then, test it on some binary files. Calculate the compression ratio achieved for each file and report the time to compress and expand each file. (Here, compression and expansion consists of applying</text:span><text:span text:style-name="Teletype"><text:span text:style-name="T4">BurrowsWheeler</text:span></text:span><text:span text:style-name="T4">,</text:span><text:span text:style-name="Teletype"><text:span text:style-name="T4">MoveToFront</text:span></text:span><text:span text:style-name="T4">, and</text:span><text:span text:style-name="Teletype"><text:span text:style-name="T4">Huffman</text:span></text:span><text:span text:style-name="T4">in succession.) Finally, determine the order of growth of the running time of each of your methods, both in the worst case and on typical Englist text inputs.</text:span></text:p>
      <text:p text:style-name="P1"><text:span text:style-name="T5">Deliverables.</text:span><text:span text:style-name="T4">Submit</text:span><text:span text:style-name="Teletype"><text:span text:style-name="T4">MoveToFront.java</text:span></text:span><text:span text:style-name="T4">,</text:span><text:span text:style-name="Teletype"><text:span text:style-name="T4">BurrowsWheeler.java</text:span></text:span><text:span text:style-name="T4">, and</text:span><text:span text:style-name="Teletype"><text:span text:style-name="T4">CircularSuffixArray.java</text:span></text:span><text:span text:style-name="T4">along with any other helper files needed to run your program (excluding those in</text:span><text:span text:style-name="Teletype"><text:span text:style-name="T4">stdlib.jar</text:span></text:span><text:span text:style-name="T4">and</text:span><text:span text:style-name="Teletype"><text:span text:style-name="T4">algs4.jar</text:span></text:span><text:span text:style-name="T4">). Also submit a</text:span><text:a xlink:type="simple" xlink:href="ftp://ftp.cs.princeton.edu/pub/cs226/burrows/readme.txt" text:style-name="Internet_20_link" text:visited-style-name="Visited_20_Internet_20_Link">readme.txt</text:a><text:span text:style-name="T4">and answer all questions.</text:span></text:p>
      <text:p text:style-name="P4">This assignment was developed by Kevin Wayne.<text:line-break/>Copyright © 200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7S</meta:editing-duration>
    <meta:editing-cycles>4</meta:editing-cycles>
    <meta:generator>LibreOffice/4.3.5.2$Windows_x86 LibreOffice_project/3a87456aaa6a95c63eea1c1b3201acedf0751bd5</meta:generator>
    <dc:date>2015-01-22T00:25:30.320000000</dc:date>
    <meta:document-statistic meta:table-count="0" meta:image-count="0" meta:object-count="0" meta:page-count="8" meta:paragraph-count="159" meta:word-count="3199" meta:character-count="16862" meta:non-whitespace-character-count="13100"/>
    <meta:user-defined meta:name="Info 1"/>
    <meta:user-defined meta:name="Info 2"/>
    <meta:user-defined meta:name="Info 3"/>
    <meta:user-defined meta:name="Info 4"/>
  </office:meta>
</office:document-meta>
</file>